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 style:list-style-name="L2"/>
    <style:style style:name="P3" style:family="paragraph" style:parent-style-name="Standard" style:list-style-name="L2">
      <style:paragraph-properties fo:margin-left="0.9846in" fo:margin-right="0in" fo:text-indent="-0.25in" style:auto-text-inden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4350550588522688189" text:style-name="L1">
        <text:list-header>
          <text:p text:style-name="P1">Auto facebook</text:p>
        </text:list-header>
      </text:list>
      <text:list xml:id="list7479119248561374504" text:style-name="L2">
        <text:list-item>
          <text:p text:style-name="P2">Feature</text:p>
          <text:list>
            <text:list-item>
              <text:p text:style-name="P3">Read account information from database</text:p>
            </text:list-item>
            <text:list-item>
              <text:p text:style-name="P3">Log in facebook automatically</text:p>
            </text:list-item>
            <text:list-item>
              <text:p text:style-name="P3">Post status with out image</text:p>
            </text:list-item>
            <text:list-item>
              <text:p text:style-name="P3">Upload image</text:p>
            </text:list-item>
            <text:list-item>
              <text:p text:style-name="P3">Comment on a friend's post</text:p>
            </text:list-item>
            <text:list-item>
              <text:p text:style-name="P3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DejaVu Sans1" svg:font-family="'DejaVu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DejaVu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u phong</meta:initial-creator>
    <meta:creation-date>2015-05-20T07:57:15</meta:creation-date>
    <meta:document-statistic meta:table-count="0" meta:image-count="0" meta:object-count="0" meta:page-count="1" meta:paragraph-count="7" meta:word-count="31" meta:character-count="165"/>
    <dc:date>2015-05-20T15:22:30</dc:date>
    <dc:creator>vu phong</dc:creator>
    <meta:editing-duration>PT9M16S</meta:editing-duration>
    <meta:editing-cycles>1</meta:editing-cycles>
    <meta:generator>OpenOffice/4.0.1$Unix OpenOffice.org_project/401m5$Build-9714</meta:generator>
  </office:meta>
</office:document-meta>
</file>